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1679000008B49FE84F8A3D05790C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dash" draw:stroke-dash="Dash" svg:stroke-width="0.076cm" svg:stroke-color="#ff0000" draw:marker-start-width="0.313cm" draw:marker-end-width="0.313cm" svg:stroke-linecap="butt" draw:fill="none" draw:textarea-vertical-align="middle" fo:padding-top="0.162cm" fo:padding-bottom="0.162cm" fo:padding-left="0.287cm" fo:padding-right="0.28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1cm" svg:stroke-color="#ff0000" draw:marker-start-width="0.276cm" draw:marker-end-width="0.276cm" draw:fill="none" draw:fill-color="#ffffff" draw:textarea-horizontal-align="justify" draw:textarea-vertical-align="middle" draw:auto-grow-height="false" fo:min-height="0.356cm" fo:min-width="0cm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Dash" svg:stroke-width="0.025cm" svg:stroke-color="#ff0000" draw:marker-start-width="0.237cm" draw:marker-end-width="0.237cm" svg:stroke-linecap="butt" draw:fill="none" draw:textarea-horizontal-align="justify" draw:textarea-vertical-align="middle" draw:auto-grow-height="false" fo:min-height="1.117cm" fo:min-width="1.065cm" fo:padding-top="0.137cm" fo:padding-bottom="0.137cm" fo:padding-left="0.262cm" fo:padding-right="0.262cm"/>
    </style:style>
    <style:style style:name="gr6" style:family="graphic" style:parent-style-name="objectwithoutfill">
      <style:graphic-properties draw:stroke="dash" draw:stroke-dash="Dash" svg:stroke-width="0.025cm" svg:stroke-color="#ff0000" draw:marker-start-width="0.237cm" draw:marker-end-width="0.237cm" svg:stroke-linecap="butt" draw:fill="none" draw:textarea-vertical-align="middle" fo:padding-top="0.137cm" fo:padding-bottom="0.137cm" fo:padding-left="0.262cm" fo:padding-right="0.262cm"/>
      <style:paragraph-properties style:writing-mode="lr-tb"/>
    </style:style>
    <style:style style:name="gr7" style:family="graphic" style:parent-style-name="objectwithoutfill">
      <style:graphic-properties draw:stroke="dash" draw:stroke-dash="Dash" svg:stroke-width="0.025cm" svg:stroke-color="#00a933" draw:marker-start-width="0.237cm" draw:marker-end-width="0.237cm" svg:stroke-linecap="butt" draw:fill="none" draw:textarea-vertical-align="middle" fo:padding-top="0.137cm" fo:padding-bottom="0.137cm" fo:padding-left="0.262cm" fo:padding-right="0.262cm"/>
    </style:style>
    <style:style style:name="gr8" style:family="graphic" style:parent-style-name="objectwithoutfill">
      <style:graphic-properties draw:stroke="solid" draw:stroke-dash="Dash" svg:stroke-width="0.051cm" svg:stroke-color="#00a933" draw:marker-start-width="0.276cm" draw:marker-end-width="0.276cm" svg:stroke-linecap="butt" draw:fill="none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solid" draw:stroke-dash="Dash" svg:stroke-width="0.025cm" svg:stroke-color="#00a933" draw:marker-start-width="0.237cm" draw:marker-end-width="0.237cm" svg:stroke-linecap="butt" draw:fill="none" draw:textarea-vertical-align="middle" fo:padding-top="0.137cm" fo:padding-bottom="0.137cm" fo:padding-left="0.262cm" fo:padding-right="0.262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5.939cm" svg:height="10.045cm" svg:x="1.673cm" svg:y="5.831cm">
          <draw:image xlink:href="Pictures/1000000000001679000008B49FE84F8A3D05790C.jpg" xlink:type="simple" xlink:show="embed" xlink:actuate="onLoad" draw:mime-type="image/jpeg">
            <text:p/>
          </draw:image>
        </draw:frame>
        <draw:line draw:style-name="gr2" draw:text-style-name="P2" draw:layer="layout" svg:x1="10.925cm" svg:y1="7.99cm" svg:x2="10.925cm" svg:y2="16.327cm">
          <text:p/>
        </draw:line>
        <draw:line draw:style-name="gr3" draw:text-style-name="P2" draw:layer="layout" svg:x1="8.585cm" svg:y1="11.795cm" svg:x2="8.696cm" svg:y2="11.703cm">
          <text:p/>
        </draw:line>
        <draw:custom-shape draw:style-name="gr4" draw:text-style-name="P3" draw:layer="layout" svg:width="0.382cm" svg:height="0.926cm" draw:transform="rotate (0.374896723328382) translate (20.312cm 8.98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382cm" svg:height="0.926cm" svg:x="11.726cm" svg:y="1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1.565cm" svg:height="1.367cm" svg:x="6.554cm" svg:y="10.558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0.1cm" svg:y1="13.373cm" svg:x2="12.631cm" svg:y2="10.918cm">
          <text:p text:style-name="P1"><text:s/></text:p>
        </draw:line>
        <draw:line draw:style-name="gr7" draw:text-style-name="P2" draw:layer="layout" svg:x1="9.929cm" svg:y1="9.898cm" svg:x2="9.929cm" svg:y2="14.672cm">
          <text:p/>
        </draw:line>
        <draw:line draw:style-name="gr8" draw:text-style-name="P2" draw:layer="layout" svg:x1="10.699cm" svg:y1="11.743cm" svg:x2="11.76cm" svg:y2="11.743cm">
          <text:p/>
        </draw:line>
        <draw:line draw:style-name="gr7" draw:text-style-name="P2" draw:layer="layout" svg:x1="11.75cm" svg:y1="9.848cm" svg:x2="11.75cm" svg:y2="14.622cm">
          <text:p/>
        </draw:line>
        <draw:line draw:style-name="gr9" draw:text-style-name="P2" draw:layer="layout" svg:x1="9.918cm" svg:y1="12.485cm" svg:x2="10.979cm" svg:y2="12.485cm">
          <text:p/>
        </draw:line>
        <draw:line draw:style-name="gr6" draw:text-style-name="P2" draw:layer="layout" svg:x1="9.001cm" svg:y1="13.374cm" svg:x2="11.532cm" svg:y2="10.919cm">
          <text:p text:style-name="P1"><text:s/></text:p>
        </draw:line>
        <draw:line draw:style-name="gr8" draw:text-style-name="P2" draw:layer="layout" svg:x1="10.125cm" svg:y1="12.297cm" svg:x2="11.186cm" svg:y2="12.297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0T08:35:43.032682386</meta:creation-date>
    <dc:date>2023-05-10T16:45:42.016357515</dc:date>
    <meta:editing-duration>PT7H21M9S</meta:editing-duration>
    <meta:editing-cycles>18</meta:editing-cycles>
    <meta:generator>LibreOffice/7.3.6.2$Linux_X86_64 LibreOffice_project/30$Build-2</meta:generator>
    <meta:document-statistic meta:object-count="13"/>
  </office:meta>
</office:document-meta>
</file>